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Taulukko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epa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RANDBETWEEN(0;3)"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table:formula="of:=CONCATENATE('&quot;';[.A2];'&quot;')" office:value-type="string" office:string-value="" calcext:value-type="error">
            <text:p>#NIMI?</text:p>
          </table:table-cell>
          <table:table-cell/>
          <table:table-cell table:style-name="ce1" table:formula="of:=CONCATENATE(&quot;&lt;vehicle depart=&quot;;[.A2])" office:value-type="string" office:string-value="&lt;vehicle depart=1" calcext:value-type="string">
            <text:p>&lt;vehicle depart=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RANDBETWEEN(0;3)" office:value-type="float" office:value="2" calcext:value-type="float">
            <text:p>2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RANDBETWEEN(0;3)" office:value-type="float" office:value="2" calcext:value-type="float">
            <text:p>2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RANDBETWEEN(0;3)"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RANDBETWEEN(0;3)"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RANDBETWEEN(0;3)" office:value-type="float" office:value="2" calcext:value-type="float">
            <text:p>2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RANDBETWEEN(0;3)" office:value-type="float" office:value="0" calcext:value-type="float">
            <text:p>0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RANDBETWEEN(0;3)" office:value-type="float" office:value="0" calcext:value-type="float">
            <text:p>0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RANDBETWEEN(0;3)" office:value-type="float" office:value="2" calcext:value-type="float">
            <text:p>2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RANDBETWEEN(0;3)" office:value-type="float" office:value="0" calcext:value-type="float">
            <text:p>0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RANDBETWEEN(0;3)"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RANDBETWEEN(0;3)"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RANDBETWEEN(0;3)" office:value-type="float" office:value="2" calcext:value-type="float">
            <text:p>2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RANDBETWEEN(0;3)"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RANDBETWEEN(0;3)" office:value-type="float" office:value="2" calcext:value-type="float">
            <text:p>2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RANDBETWEEN(0;3)"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RANDBETWEEN(0;3)"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RANDBETWEEN(0;3)"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RANDBETWEEN(0;3)" office:value-type="float" office:value="2" calcext:value-type="float">
            <text:p>2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RANDBETWEEN(0;3)" office:value-type="float" office:value="0" calcext:value-type="float">
            <text:p>0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RANDBETWEEN(0;3)" office:value-type="float" office:value="0" calcext:value-type="float">
            <text:p>0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RANDBETWEEN(0;3)" office:value-type="float" office:value="0" calcext:value-type="float">
            <text:p>0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RANDBETWEEN(0;3)" office:value-type="float" office:value="2" calcext:value-type="float">
            <text:p>2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formula="of:=RANDBETWEEN(0;3)" office:value-type="float" office:value="0" calcext:value-type="float">
            <text:p>0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RANDBETWEEN(0;3)"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formula="of:=RANDBETWEEN(0;3)"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 text:c="4"/>&lt;vehicle depart="1" id="veh1" route="route1" type="Car" /&gt;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1:35:43.644814234</meta:creation-date>
    <dc:date>2015-11-16T21:50:32.432432431</dc:date>
    <meta:editing-duration>P0D</meta:editing-duration>
    <meta:editing-cycles>1</meta:editing-cycles>
    <meta:document-statistic meta:table-count="1" meta:cell-count="111" meta:object-count="0"/>
    <meta:generator>LibreOffice/4.2.8.2$Linux_x86 LibreOffice_project/420m0$Build-2</meta:generator>
  </office:meta>
</office:document-meta>
</file>